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IN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1, J2, J3, J4, J5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-F4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01:45:07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9T01:46:07.195000000</dc:date>
    <meta:editing-duration>PT10M24S</meta:editing-duration>
    <meta:editing-cycles>7</meta:editing-cycles>
    <meta:generator>LibreOffice/6.4.2.2$Windows_X86_64 LibreOffice_project/4e471d8c02c9c90f512f7f9ead8875b57fcb1ec3</meta:generator>
    <meta:document-statistic meta:table-count="1" meta:cell-count="878" meta:object-count="0"/>
  </office:meta>
</office:document-meta>
</file>